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bold" officeooo:rsid="00001fdc" officeooo:paragraph-rsid="00001fdc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language="uk" fo:country="UA" officeooo:paragraph-rsid="00001fdc" style:font-name-complex="Times New Roman1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font-name="Times New Roman" fo:language="uk" fo:country="UA" officeooo:paragraph-rsid="00001fdc" style:font-name-complex="Times New Roman1"/>
    </style:style>
    <style:style style:name="P4" style:family="paragraph" style:parent-style-name="Standard">
      <style:text-properties fo:color="#000000" loext:opacity="100%" style:font-name="Times New Roman" fo:language="uk" fo:country="UA" officeooo:paragraph-rsid="00001fdc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001fdc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001fdc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 New Roman" officeooo:paragraph-rsid="00001fdc" style:font-name-complex="Times New Roman1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style="normal" fo:font-weight="bold" officeooo:rsid="00001fdc" officeooo:paragraph-rsid="00001fdc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01fdc" style:font-name-complex="Times New Roman1"/>
    </style:style>
    <style:style style:name="T4" style:family="text">
      <style:text-properties fo:language="uk" fo:country="UA" officeooo:rsid="00005272" style:font-name-complex="Times New Roman1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name-complex="Times New Roman1"/>
    </style:style>
    <style:style style:name="T7" style:family="text">
      <style:text-properties officeooo:rsid="0007fcdc" style:font-name-complex="Times New Roman1"/>
    </style:style>
    <style:style style:name="T8" style:family="text">
      <style:text-properties fo:color="#f78c6c" loext:opacity="100%" style:font-name="JetBrains Mono" fo:font-size="9pt" fo:font-style="italic" fo:font-weight="normal" style:font-size-asian="9pt" style:font-style-asian="italic" style:font-weight-asian="normal"/>
    </style:style>
    <style:style style:name="T9" style:family="text">
      <style:text-properties fo:color="#f78c6c" loext:opacity="100%" style:font-name="JetBrains Mono" fo:font-size="9pt" fo:font-weight="normal" style:font-size-asian="9pt" style:font-weight-asian="normal"/>
    </style:style>
    <style:style style:name="T10" style:family="text">
      <style:text-properties fo:color="#ffcb6b" loext:opacity="100%" style:font-name="JetBrains Mono" fo:font-size="9pt" fo:font-weight="normal" style:font-size-asian="9pt" style:font-weight-asian="normal"/>
    </style:style>
    <style:style style:name="T11" style:family="text">
      <style:text-properties fo:color="#89ddff" loext:opacity="100%" style:font-name="JetBrains Mono" fo:font-size="9pt" fo:font-weight="normal" style:font-size-asian="9pt" style:font-weight-asian="normal"/>
    </style:style>
    <style:style style:name="T12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13" style:family="text">
      <style:text-properties fo:color="#eeffff" loext:opacity="100%" style:font-name="JetBrains Mono" fo:font-size="9pt" fo:font-style="italic" fo:font-weight="normal" style:font-size-asian="9pt" style:font-style-asian="italic" style:font-weight-asian="normal"/>
    </style:style>
    <style:style style:name="T14" style:family="text">
      <style:text-properties fo:color="#eeffff" loext:opacity="100%" style:font-name="JetBrains Mono" fo:font-size="9pt" fo:font-weight="normal" style:font-size-asian="9pt" style:font-weight-asian="normal"/>
    </style:style>
    <style:style style:name="T15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16" style:family="text">
      <style:text-properties fo:color="#82aaff" loext:opacity="100%" style:font-name="JetBrains Mono" fo:font-size="9pt" fo:font-weight="normal" style:font-size-asian="9pt" style:font-weight-asian="normal"/>
    </style:style>
    <style:style style:name="T17" style:family="text">
      <style:text-properties fo:color="#eeffe3" loext:opacity="100%" style:font-name="JetBrains Mono" fo:font-size="9pt" fo:font-weight="normal" style:font-size-asian="9pt" style:font-weight-asian="normal"/>
    </style:style>
    <style:style style:name="T18" style:family="text">
      <style:text-properties fo:color="#c3e88d" loext:opacity="100%" style:font-name="JetBrains Mono" fo:font-size="9pt" fo:font-weight="normal" style:font-size-asian="9pt" style:font-weight-asian="normal"/>
    </style:style>
    <style:style style:name="T19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0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1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2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3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4" style:family="text">
      <style:text-properties style:font-name="JetBrains Mono" fo:font-size="9pt" fo:font-weight="normal" style:font-size-asian="9pt" style:font-weight-asian="normal"/>
    </style:style>
    <style:style style:name="T25" style:family="text">
      <style:text-properties style:font-name="JetBrains Mono" fo:font-size="9pt" fo:font-weight="normal" style:font-size-asian="9pt" style:font-weight-asian="normal"/>
    </style:style>
    <style:style style:name="T26" style:family="text">
      <style:text-properties style:font-name="JetBrains Mono" fo:font-size="9pt" fo:font-weight="normal" style:font-size-asian="9pt" style:font-weight-asian="normal"/>
    </style:style>
    <style:style style:name="T27" style:family="text">
      <style:text-properties style:font-name="JetBrains Mono" fo:font-size="9pt" fo:font-weight="normal" style:font-size-asian="9pt" style:font-weight-asian="normal"/>
    </style:style>
    <style:style style:name="T28" style:family="text">
      <style:text-properties style:font-name="JetBrains Mono" fo:font-size="9pt" fo:font-weight="normal" style:font-size-asian="9pt" style:font-weight-asian="normal"/>
    </style:style>
    <style:style style:name="T29" style:family="text">
      <style:text-properties style:font-name="JetBrains Mono" fo:font-size="9pt" fo:font-weight="normal" style:font-size-asian="9pt" style:font-weight-asian="normal"/>
    </style:style>
    <style:style style:name="T30" style:family="text">
      <style:text-properties style:font-name="JetBrains Mono" fo:font-size="9pt" fo:font-weight="normal" style:font-size-asian="9pt" style:font-weight-asian="normal"/>
    </style:style>
    <style:style style:name="T31" style:family="text">
      <style:text-properties style:font-name="JetBrains Mono" fo:font-size="9pt" fo:font-weight="normal" style:font-size-asian="9pt" style:font-weight-asian="normal"/>
    </style:style>
    <style:style style:name="T32" style:family="text">
      <style:text-properties style:font-name="JetBrains Mono" fo:font-style="italic" fo:font-weight="normal" style:font-style-asian="italic" style:font-weight-asian="normal"/>
    </style:style>
    <style:style style:name="T33" style:family="text">
      <style:text-properties style:font-name="JetBrains Mono" fo:font-style="italic" fo:font-weight="normal" style:font-style-asian="italic" style:font-weight-asian="normal"/>
    </style:style>
    <style:style style:name="T34" style:family="text">
      <style:text-properties style:font-name="JetBrains Mono" fo:font-style="italic" fo:font-weight="normal" style:font-style-asian="italic" style:font-weight-asian="normal"/>
    </style:style>
    <style:style style:name="T35" style:family="text">
      <style:text-properties style:font-name="JetBrains Mono" fo:font-style="italic" fo:font-weight="normal" style:font-style-asian="italic" style:font-weight-asian="normal"/>
    </style:style>
    <style:style style:name="T36" style:family="text">
      <style:text-properties style:font-name="JetBrains Mono" fo:font-weight="normal" style:font-weight-asian="normal"/>
    </style:style>
    <style:style style:name="T37" style:family="text">
      <style:text-properties style:font-name="JetBrains Mono" fo:font-weight="normal" style:font-weight-asian="normal"/>
    </style:style>
    <style:style style:name="T38" style:family="text">
      <style:text-properties style:font-name="JetBrains Mono" fo:font-weight="normal" style:font-weight-asian="normal"/>
    </style:style>
    <style:style style:name="T39" style:family="text">
      <style:text-properties style:font-name="JetBrains Mono" fo:font-weight="normal" style:font-weight-asian="normal"/>
    </style:style>
    <style:style style:name="T40" style:family="text">
      <style:text-properties style:font-name="JetBrains Mono" fo:font-weight="normal" style:font-weight-asian="normal"/>
    </style:style>
    <style:style style:name="T41" style:family="text">
      <style:text-properties style:font-name="JetBrains Mono" fo:font-weight="normal" style:font-weight-asian="normal"/>
    </style:style>
    <style:style style:name="T42" style:family="text">
      <style:text-properties style:font-name="JetBrains Mono" fo:font-weight="normal" style:font-weight-asian="normal"/>
    </style:style>
    <style:style style:name="T43" style:family="text">
      <style:text-properties officeooo:rsid="000052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4"/>
      <text:p text:style-name="P2"/>
      <text:p text:style-name="P2">Звіт </text:p>
      <text:p text:style-name="P5"><text:span text:style-name="T1">До виконаної лабораторної роботи №</text:span><text:span text:style-name="T4">6</text:span></text:p>
      <text:p text:style-name="P5"><text:span text:style-name="T1"><text:s/>З дисципліни «</text:span><text:bookmark text:name="yui_3_17_2_1_1615703879288_34"/><text:span text:style-name="T5">Алгоритми та структури даних</text:span><text:span text:style-name="T1">»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6">Виконав: </text:span><text:span text:style-name="T2">Мальцев Кирило</text:span><text:span text:style-name="T6"> </text:span></text:p>
      <text:p text:style-name="P6"><text:span text:style-name="T6">Прийня</text:span><text:span text:style-name="T7">в</text:span><text:span text:style-name="T6">: </text:span><text:span text:style-name="T7">Лагун</text:span><text:span text:style-name="T6"> </text:span><text:span text:style-name="T7">А</text:span><text:span text:style-name="T6">.</text:span><text:span text:style-name="T7">Е</text:span><text:span text:style-name="T6">.</text:span></text:p>
      <text:p text:style-name="P2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Львів 2020</text:p>
      <text:p text:style-name="P1"><text:soft-page-break/>Алгоритм <text:span text:style-name="T43">RSA</text:span></text:p>
      <text:p text:style-name="P1"/>
      <text:p text:style-name="P8"><text:span text:style-name="T32">public </text:span><text:span text:style-name="T32">class </text:span><text:span text:style-name="T36">RSA </text:span><text:span text:style-name="T36">{</text:span><text:line-break/><text:line-break/><text:span text:style-name="T36"> <text:s text:c="3"/></text:span><text:span text:style-name="T32">static int </text:span><text:span text:style-name="T32">mod</text:span><text:span text:style-name="T36">;</text:span><text:line-break/><text:span text:style-name="T36"> <text:s text:c="3"/></text:span><text:span text:style-name="T32">static </text:span><text:span text:style-name="T36">String </text:span><text:span text:style-name="T32">binaryE</text:span><text:span text:style-name="T36">;</text:span><text:line-break/><text:span text:style-name="T36"> <text:s text:c="3"/></text:span><text:span text:style-name="T32">static int </text:span><text:span text:style-name="T32">euler</text:span><text:span text:style-name="T36">;</text:span><text:line-break/><text:line-break/><text:span text:style-name="T36"> <text:s text:c="3"/></text:span><text:span text:style-name="T32">protected </text:span><text:span text:style-name="T32">static int</text:span><text:span text:style-name="T36">[] </text:span><text:span text:style-name="T36">code</text:span><text:span text:style-name="T36">(</text:span><text:span text:style-name="T36">String </text:span><text:span text:style-name="T36">text</text:span><text:span text:style-name="T36">, </text:span><text:span text:style-name="T32">int </text:span><text:span text:style-name="T36">p</text:span><text:span text:style-name="T36">, </text:span><text:span text:style-name="T32">int </text:span><text:span text:style-name="T36">q</text:span><text:span text:style-name="T36">, </text:span><text:span text:style-name="T32">int </text:span><text:span text:style-name="T36">e</text:span><text:span text:style-name="T36">) {</text:span><text:line-break/><text:line-break/><text:span text:style-name="T36"> <text:s text:c="7"/></text:span><text:span text:style-name="T32">mod </text:span><text:span text:style-name="T36">= </text:span><text:span text:style-name="T36">p </text:span><text:span text:style-name="T36">* </text:span><text:span text:style-name="T36">q</text:span><text:span text:style-name="T36">;</text:span><text:line-break/><text:span text:style-name="T36"> <text:s text:c="7"/></text:span><text:span text:style-name="T32">euler </text:span><text:span text:style-name="T36">= (</text:span><text:span text:style-name="T36">p </text:span><text:span text:style-name="T36">- </text:span><text:span text:style-name="T36">1</text:span><text:span text:style-name="T36">) * (</text:span><text:span text:style-name="T36">q </text:span><text:span text:style-name="T36">- </text:span><text:span text:style-name="T36">1</text:span><text:span text:style-name="T36">);</text:span><text:line-break/><text:span text:style-name="T36"> <text:s text:c="7"/></text:span><text:span text:style-name="T32">binaryE </text:span><text:span text:style-name="T36">= </text:span><text:span text:style-name="T36">Integer</text:span><text:span text:style-name="T36">.</text:span><text:span text:style-name="T32">toBinaryString</text:span><text:span text:style-name="T36">(</text:span><text:span text:style-name="T36">e</text:span><text:span text:style-name="T36">);</text:span><text:line-break/><text:span text:style-name="T36"> <text:s text:c="7"/></text:span><text:span text:style-name="T32">int</text:span><text:span text:style-name="T36">[] </text:span><text:span text:style-name="T36">result </text:span><text:span text:style-name="T36">= </text:span><text:span text:style-name="T32">new int</text:span><text:span text:style-name="T36">[</text:span><text:span text:style-name="T36">text</text:span><text:span text:style-name="T36">.</text:span><text:span text:style-name="T36">length</text:span><text:span text:style-name="T36">()];</text:span><text:line-break/><text:line-break/><text:span text:style-name="T36"> <text:s text:c="7"/></text:span><text:span text:style-name="T32">for </text:span><text:span text:style-name="T36">(</text:span><text:span text:style-name="T32">int </text:span><text:span text:style-name="T36">i </text:span><text:span text:style-name="T36">= </text:span><text:span text:style-name="T36">0</text:span><text:span text:style-name="T36">; </text:span><text:span text:style-name="T36">i </text:span><text:span text:style-name="T36">&lt; </text:span><text:span text:style-name="T36">text</text:span><text:span text:style-name="T36">.</text:span><text:span text:style-name="T36">length</text:span><text:span text:style-name="T36">(); </text:span><text:span text:style-name="T36">i</text:span><text:span text:style-name="T36">++) {</text:span><text:line-break/><text:line-break/><text:span text:style-name="T36"> <text:s text:c="11"/></text:span><text:span text:style-name="T32">int </text:span><text:span text:style-name="T36">m </text:span><text:span text:style-name="T36">= </text:span><text:span text:style-name="T36">text</text:span><text:span text:style-name="T36">.</text:span><text:span text:style-name="T36">charAt</text:span><text:span text:style-name="T36">(</text:span><text:span text:style-name="T36">i</text:span><text:span text:style-name="T36">);</text:span><text:line-break/><text:span text:style-name="T36"> <text:s text:c="11"/></text:span><text:span text:style-name="T36">result</text:span><text:span text:style-name="T36">[</text:span><text:span text:style-name="T36">i</text:span><text:span text:style-name="T36">] = </text:span><text:span text:style-name="T32">binaryExponentiation</text:span><text:span text:style-name="T36">(</text:span><text:span text:style-name="T36">m</text:span><text:span text:style-name="T36">);</text:span><text:line-break/><text:line-break/><text:span text:style-name="T36"> <text:s text:c="7"/>}</text:span><text:line-break/><text:span text:style-name="T36"> <text:s text:c="7"/></text:span><text:span text:style-name="T32">return </text:span><text:span text:style-name="T36">result</text:span><text:span text:style-name="T36">;</text:span><text:line-break/><text:span text:style-name="T36"> <text:s text:c="3"/>}</text:span><text:line-break/><text:line-break/><text:span text:style-name="T36"> <text:s text:c="3"/></text:span><text:span text:style-name="T32">protected </text:span><text:span text:style-name="T32">static </text:span><text:span text:style-name="T36">String </text:span><text:span text:style-name="T36">decode</text:span><text:span text:style-name="T36">(</text:span><text:span text:style-name="T32">int</text:span><text:span text:style-name="T36">[] </text:span><text:span text:style-name="T36">c</text:span><text:span text:style-name="T36">, </text:span><text:span text:style-name="T32">int </text:span><text:span text:style-name="T36">p</text:span><text:span text:style-name="T36">, </text:span><text:span text:style-name="T32">int </text:span><text:span text:style-name="T36">q</text:span><text:span text:style-name="T36">, </text:span><text:span text:style-name="T32">int </text:span><text:span text:style-name="T36">e</text:span><text:span text:style-name="T36">) {</text:span><text:line-break/><text:line-break/><text:span text:style-name="T36"> <text:s text:c="7"/></text:span><text:span text:style-name="T32">int </text:span><text:span text:style-name="T36">d </text:span><text:span text:style-name="T36">= </text:span><text:span text:style-name="T32">extended_gcd</text:span><text:span text:style-name="T36">(</text:span><text:span text:style-name="T32">euler</text:span><text:span text:style-name="T36">, </text:span><text:span text:style-name="T36">e</text:span><text:span text:style-name="T36">)[</text:span><text:span text:style-name="T36">2</text:span><text:span text:style-name="T36">] % </text:span><text:span text:style-name="T32">euler</text:span><text:span text:style-name="T36">;</text:span><text:line-break/><text:span text:style-name="T36"> <text:s text:c="7"/></text:span><text:span text:style-name="T32">binaryE </text:span><text:span text:style-name="T36">= </text:span><text:span text:style-name="T36">Integer</text:span><text:span text:style-name="T36">.</text:span><text:span text:style-name="T32">toBinaryString</text:span><text:span text:style-name="T36">(</text:span><text:span text:style-name="T36">d</text:span><text:span text:style-name="T36">);</text:span><text:line-break/><text:line-break/><text:span text:style-name="T36"> <text:s text:c="7"/></text:span><text:span text:style-name="T36">StringBuilder </text:span><text:span text:style-name="T36">result </text:span><text:span text:style-name="T36">= </text:span><text:span text:style-name="T32">new </text:span><text:span text:style-name="T36">StringBuilder</text:span><text:span text:style-name="T36">();</text:span><text:line-break/><text:line-break/><text:span text:style-name="T36"> <text:s text:c="7"/></text:span><text:span text:style-name="T32">for </text:span><text:span text:style-name="T36">(</text:span><text:span text:style-name="T32">int </text:span><text:span text:style-name="T36">i </text:span><text:span text:style-name="T36">= </text:span><text:span text:style-name="T36">0</text:span><text:span text:style-name="T36">; </text:span><text:span text:style-name="T36">i </text:span><text:span text:style-name="T36">&lt; </text:span><text:span text:style-name="T36">c</text:span><text:span text:style-name="T36">.</text:span><text:span text:style-name="T36">length</text:span><text:span text:style-name="T36">; </text:span><text:span text:style-name="T36">i</text:span><text:span text:style-name="T36">++) {</text:span><text:line-break/><text:span text:style-name="T36"> <text:s text:c="11"/></text:span><text:span text:style-name="T32">int </text:span><text:span text:style-name="T36">m </text:span><text:span text:style-name="T36">= </text:span><text:span text:style-name="T36">c</text:span><text:span text:style-name="T36">[</text:span><text:span text:style-name="T36">i</text:span><text:span text:style-name="T36">];</text:span><text:line-break/><text:span text:style-name="T36"> <text:s text:c="11"/></text:span><text:span text:style-name="T36">result</text:span><text:span text:style-name="T36">.</text:span><text:span text:style-name="T36">append</text:span><text:span text:style-name="T36">( (</text:span><text:span text:style-name="T32">char</text:span><text:span text:style-name="T36">) </text:span><text:span text:style-name="T32">binaryExponentiation</text:span><text:span text:style-name="T36">(</text:span><text:span text:style-name="T36">m</text:span><text:span text:style-name="T36">));</text:span><text:line-break/><text:span text:style-name="T36"> <text:s text:c="7"/>}</text:span><text:line-break/><text:span text:style-name="T36"> <text:s text:c="7"/></text:span><text:span text:style-name="T32">return </text:span><text:span text:style-name="T36">result</text:span><text:span text:style-name="T36">.</text:span><text:span text:style-name="T36">toString</text:span><text:span text:style-name="T36">();</text:span><text:line-break/><text:line-break/><text:span text:style-name="T36"> <text:s text:c="3"/>}</text:span><text:line-break/><text:line-break/><text:span text:style-name="T36"> <text:s text:c="3"/></text:span><text:span text:style-name="T32">protected </text:span><text:span text:style-name="T32">static int</text:span><text:span text:style-name="T36">[] </text:span><text:span text:style-name="T36">extended_gcd</text:span><text:span text:style-name="T36">(</text:span><text:span text:style-name="T32">int </text:span><text:span text:style-name="T36">a</text:span><text:span text:style-name="T36">, </text:span><text:span text:style-name="T32">int </text:span><text:span text:style-name="T36">b</text:span><text:span text:style-name="T36">) {</text:span><text:line-break/><text:span text:style-name="T36"> <text:s text:c="7"/></text:span><text:span text:style-name="T32">int</text:span><text:span text:style-name="T36">[] </text:span><text:span text:style-name="T36">res </text:span><text:span text:style-name="T36">= </text:span><text:span text:style-name="T32">new int</text:span><text:span text:style-name="T36">[</text:span><text:span text:style-name="T36">3</text:span><text:span text:style-name="T36">];</text:span><text:line-break/><text:span text:style-name="T36"> <text:s text:c="7"/></text:span><text:span text:style-name="T32">if </text:span><text:span text:style-name="T36">(</text:span><text:span text:style-name="T36">b </text:span><text:span text:style-name="T36">== </text:span><text:span text:style-name="T36">0</text:span><text:span text:style-name="T36">)</text:span><text:line-break/><text:span text:style-name="T36"> <text:s text:c="7"/>{</text:span><text:line-break/><text:span text:style-name="T36"> <text:s text:c="11"/></text:span><text:span text:style-name="T36">res</text:span><text:span text:style-name="T36">[</text:span><text:span text:style-name="T36">0</text:span><text:span text:style-name="T36">] = </text:span><text:span text:style-name="T36">a</text:span><text:span text:style-name="T36">; </text:span><text:span text:style-name="T36">res</text:span><text:span text:style-name="T36">[</text:span><text:span text:style-name="T36">1</text:span><text:span text:style-name="T36">] = </text:span><text:span text:style-name="T36">1</text:span><text:span text:style-name="T36">; </text:span><text:span text:style-name="T36">res</text:span><text:span text:style-name="T36">[</text:span><text:span text:style-name="T36">2</text:span><text:span text:style-name="T36">] = </text:span><text:span text:style-name="T36">0</text:span><text:span text:style-name="T36">;</text:span><text:line-break/><text:span text:style-name="T36"> <text:s text:c="11"/></text:span><text:span text:style-name="T32">return </text:span><text:span text:style-name="T36">res</text:span><text:span text:style-name="T36">;</text:span><text:line-break/><text:span text:style-name="T36"> <text:s text:c="7"/>}</text:span><text:line-break/><text:span text:style-name="T36"> <text:s text:c="7"/></text:span><text:span text:style-name="T36">res </text:span><text:span text:style-name="T36">= </text:span><text:span text:style-name="T32">extended_gcd</text:span><text:span text:style-name="T36">(</text:span><text:span text:style-name="T36">b</text:span><text:span text:style-name="T36">,</text:span><text:span text:style-name="T36">a </text:span><text:span text:style-name="T36">% </text:span><text:span text:style-name="T36">b</text:span><text:span text:style-name="T36">);</text:span><text:line-break/><text:span text:style-name="T36"> <text:s text:c="7"/></text:span><text:span text:style-name="T32">int </text:span><text:span text:style-name="T36">s </text:span><text:span text:style-name="T36">= </text:span><text:span text:style-name="T36">res</text:span><text:span text:style-name="T36">[</text:span><text:span text:style-name="T36">2</text:span><text:span text:style-name="T36">];</text:span><text:line-break/><text:span text:style-name="T36"> <text:s text:c="7"/></text:span><text:span text:style-name="T36">res</text:span><text:span text:style-name="T36">[</text:span><text:span text:style-name="T36">2</text:span><text:span text:style-name="T36">] = </text:span><text:span text:style-name="T36">res</text:span><text:span text:style-name="T36">[</text:span><text:span text:style-name="T36">1</text:span><text:span text:style-name="T36">] - (</text:span><text:span text:style-name="T36">a </text:span><text:span text:style-name="T36">/ </text:span><text:span text:style-name="T36">b</text:span><text:span text:style-name="T36">) * </text:span><text:span text:style-name="T36">res</text:span><text:span text:style-name="T36">[</text:span><text:span text:style-name="T36">2</text:span><text:span text:style-name="T36">];</text:span><text:line-break/><text:span text:style-name="T36"> <text:s text:c="7"/></text:span><text:span text:style-name="T36">res</text:span><text:span text:style-name="T36">[</text:span><text:span text:style-name="T36">1</text:span><text:span text:style-name="T36">] = </text:span><text:span text:style-name="T36">s</text:span><text:span text:style-name="T36">;</text:span><text:line-break/><text:span text:style-name="T36"> <text:s text:c="7"/></text:span><text:span text:style-name="T32">while </text:span><text:span text:style-name="T36">(</text:span><text:span text:style-name="T36">res</text:span><text:span text:style-name="T36">[</text:span><text:span text:style-name="T36">2</text:span><text:span text:style-name="T36">] &lt; </text:span><text:span text:style-name="T36">0</text:span><text:span text:style-name="T36">) {</text:span><text:line-break/><text:span text:style-name="T36"> <text:s text:c="11"/></text:span><text:span text:style-name="T36">res</text:span><text:span text:style-name="T36">[</text:span><text:span text:style-name="T36">2</text:span><text:span text:style-name="T36">] += </text:span><text:span text:style-name="T32">euler</text:span><text:span text:style-name="T36">;</text:span><text:line-break/><text:span text:style-name="T36"> <text:s text:c="7"/>}</text:span><text:line-break/><text:span text:style-name="T36"> <text:s text:c="7"/></text:span><text:span text:style-name="T32">return </text:span><text:span text:style-name="T36">res</text:span><text:span text:style-name="T36">;</text:span><text:line-break/><text:line-break/><text:span text:style-name="T36"> <text:s text:c="3"/>}</text:span><text:line-break/><text:line-break/><text:span text:style-name="T36"> <text:s text:c="3"/></text:span><text:span text:style-name="T32">protected </text:span><text:span text:style-name="T32">static int </text:span><text:span text:style-name="T36">binaryExponentiation</text:span><text:span text:style-name="T36">(</text:span><text:span text:style-name="T32">int </text:span><text:span text:style-name="T36">m</text:span><text:span text:style-name="T36">) {</text:span><text:line-break/><text:span text:style-name="T36"> <text:s text:c="7"/></text:span><text:span text:style-name="T32">int </text:span><text:span text:style-name="T36">z </text:span><text:span text:style-name="T36">= </text:span><text:span text:style-name="T36">1</text:span><text:span text:style-name="T36">;</text:span><text:line-break/><text:span text:style-name="T36"> <text:s text:c="7"/></text:span><text:span text:style-name="T32">for </text:span><text:span text:style-name="T36">(</text:span><text:span text:style-name="T32">int </text:span><text:span text:style-name="T36">i </text:span><text:span text:style-name="T36">= </text:span><text:span text:style-name="T36">0</text:span><text:span text:style-name="T36">; </text:span><text:span text:style-name="T36">i </text:span><text:span text:style-name="T36">&lt; </text:span><text:span text:style-name="T32">binaryE</text:span><text:span text:style-name="T36">.</text:span><text:span text:style-name="T36">length</text:span><text:span text:style-name="T36">(); </text:span><text:span text:style-name="T36">i</text:span><text:span text:style-name="T36">++) {</text:span><text:line-break/><text:span text:style-name="T36"> <text:s text:c="11"/></text:span><text:span text:style-name="T36">z </text:span><text:span text:style-name="T36">= </text:span><text:span text:style-name="T36">z </text:span><text:span text:style-name="T36">* </text:span><text:span text:style-name="T36">z</text:span><text:span text:style-name="T36">;</text:span><text:line-break/><text:span text:style-name="T36"> <text:s text:c="11"/></text:span><text:span text:style-name="T32">if </text:span><text:span text:style-name="T36">(</text:span><text:span text:style-name="T32">binaryE</text:span><text:span text:style-name="T36">.</text:span><text:span text:style-name="T36">charAt</text:span><text:span text:style-name="T36">(</text:span><text:span text:style-name="T36">i</text:span><text:span text:style-name="T36">) == </text:span><text:span text:style-name="T36">'1'</text:span><text:span text:style-name="T36">) </text:span><text:span text:style-name="T36">z </text:span><text:span text:style-name="T36">*= </text:span><text:span text:style-name="T36">m</text:span><text:span text:style-name="T36">;</text:span><text:line-break/><text:span text:style-name="T36"> <text:s text:c="11"/></text:span><text:span text:style-name="T36">z </text:span><text:span text:style-name="T36">%= </text:span><text:span text:style-name="T32">mod</text:span><text:span text:style-name="T36">;</text:span><text:line-break/><text:span text:style-name="T36"> <text:s text:c="7"/>}</text:span><text:line-break/><text:span text:style-name="T36"> <text:s text:c="7"/></text:span><text:span text:style-name="T32">return </text:span><text:span text:style-name="T36">z</text:span><text:span text:style-name="T36">;</text:span><text:line-break/><text:span text:style-name="T36"> <text:s text:c="3"/>}</text:span><text:line-break/><text:span text:style-name="T36">}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5:32:34.480759913</meta:creation-date>
    <dc:date>2021-05-17T14:48:40.265806525</dc:date>
    <meta:editing-duration>PT1M58S</meta:editing-duration>
    <meta:editing-cycles>2</meta:editing-cycles>
    <meta:generator>LibreOffice/7.0.5.2$Linux_X86_64 LibreOffice_project/00$Build-2</meta:generator>
    <meta:document-statistic meta:table-count="0" meta:image-count="0" meta:object-count="0" meta:page-count="2" meta:paragraph-count="9" meta:word-count="256" meta:character-count="1855" meta:non-whitespace-character-count="1202"/>
  </office:meta>
</office:document-meta>
</file>